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e7dd" officeooo:paragraph-rsid="001be7dd"/>
    </style:style>
    <style:style style:name="P2" style:family="paragraph" style:parent-style-name="Standard">
      <style:paragraph-properties fo:text-align="center" style:justify-single-word="false"/>
      <style:text-properties officeooo:rsid="001be7dd" officeooo:paragraph-rsid="001be7dd"/>
    </style:style>
    <style:style style:name="P3" style:family="paragraph" style:parent-style-name="Standard">
      <style:text-properties officeooo:rsid="001be7dd" officeooo:paragraph-rsid="001d0626"/>
    </style:style>
    <style:style style:name="P4" style:family="paragraph" style:parent-style-name="Standard">
      <style:text-properties style:use-window-font-color="true" officeooo:rsid="001be7dd" officeooo:paragraph-rsid="001be7dd"/>
    </style:style>
    <style:style style:name="P5" style:family="paragraph" style:parent-style-name="Standard">
      <style:text-properties style:use-window-font-color="true" officeooo:rsid="001be7dd" officeooo:paragraph-rsid="001d0626"/>
    </style:style>
    <style:style style:name="P6" style:family="paragraph" style:parent-style-name="Standard">
      <style:text-properties style:use-window-font-color="true" officeooo:rsid="001bef76" officeooo:paragraph-rsid="001bef76"/>
    </style:style>
    <style:style style:name="P7" style:family="paragraph" style:parent-style-name="Standard">
      <style:text-properties style:use-window-font-color="true" officeooo:rsid="001d0626" officeooo:paragraph-rsid="001d0626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JetBrains Mono" fo:font-size="10pt" fo:font-style="italic" fo:font-weight="normal" style:font-size-asian="10pt" style:font-style-asian="italic" style:font-weight-asian="normal"/>
    </style:style>
    <style:style style:name="T3" style:family="text">
      <style:text-properties style:use-window-font-color="true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style:use-window-font-color="true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style:use-window-font-color="true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style:use-window-font-color="true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style:font-name="JetBrains Mono" fo:font-size="10pt" fo:font-style="normal" fo:font-weight="normal" style:font-size-asian="10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ERCÍCIOS SEÇÃO 06</text:p>
      <text:p text:style-name="Standard"/>
      <text:p text:style-name="P1"><text:span text:style-name="T2">1. Faça um programa que determine e mostre os cinco primeiros múltiplos de três, considerando números maiores do zero.</text:span><text:span text:style-name="T1"><text:line-break/><text:line-break/></text:span><text:span text:style-name="T3">t = </text:span><text:span text:style-name="T3">0</text:span><text:span text:style-name="T1"><text:line-break/></text:span><text:span text:style-name="T3">for </text:span><text:span text:style-name="T3">n </text:span><text:span text:style-name="T3">in </text:span><text:span text:style-name="T3">range</text:span><text:span text:style-name="T3">(</text:span><text:span text:style-name="T3">3</text:span><text:span text:style-name="T3">, </text:span><text:span text:style-name="T3">100</text:span><text:span text:style-name="T3">):</text:span><text:span text:style-name="T1"><text:line-break/></text:span><text:span text:style-name="T3"> <text:s text:c="3"/></text:span><text:span text:style-name="T3">if </text:span><text:span text:style-name="T3">n % </text:span><text:span text:style-name="T3">3 </text:span><text:span text:style-name="T3">== </text:span><text:span text:style-name="T3">0</text:span><text:span text:style-name="T3">:</text:span><text:span text:style-name="T1"><text:line-break/></text:span><text:span text:style-name="T3"> <text:s text:c="7"/></text:span><text:span text:style-name="T3">print</text:span><text:span text:style-name="T3">(n)</text:span><text:span text:style-name="T1"><text:line-break/></text:span><text:span text:style-name="T3"> <text:s text:c="7"/>t = t + </text:span><text:span text:style-name="T3">1</text:span><text:span text:style-name="T1"><text:line-break/></text:span><text:span text:style-name="T3"> <text:s text:c="7"/></text:span><text:span text:style-name="T3">if </text:span><text:span text:style-name="T3">t == </text:span><text:span text:style-name="T3">5</text:span><text:span text:style-name="T3">:</text:span><text:span text:style-name="T1"><text:line-break/></text:span><text:span text:style-name="T3"> <text:s text:c="11"/></text:span><text:span text:style-name="T3">break</text:span><text:line-break/>*******************************************************************************</text:p>
      <text:p text:style-name="P1">2. Escreva um programa na tela, de 1 até 100, de 1 em 1,3 vezes. A primeira vez deve usar a estrutura de repetição for,</text:p>
      <text:p text:style-name="P1">a segunda while, e a terceira do while.</text:p>
      <text:p text:style-name="P1"/>
      <text:p text:style-name="P1"/>
      <text:p text:style-name="P1">print('Repetição com for')</text:p>
      <text:p text:style-name="P1"/>
      <text:p text:style-name="P1">for n in range(1, 101):</text:p>
      <text:p text:style-name="P1"><text:s text:c="4"/>if n == 101:</text:p>
      <text:p text:style-name="P1"><text:s text:c="8"/>break</text:p>
      <text:p text:style-name="P1"><text:s text:c="4"/>else:</text:p>
      <text:p text:style-name="P1"><text:s text:c="8"/>print(n)</text:p>
      <text:p text:style-name="P1"/>
      <text:p text:style-name="P1">print('Repetição com while')</text:p>
      <text:p text:style-name="P1">n = 1</text:p>
      <text:p text:style-name="P1">while n &lt;= 100:</text:p>
      <text:p text:style-name="P1"><text:s text:c="4"/>print(n)</text:p>
      <text:p text:style-name="P1"><text:s text:c="4"/>n = n + 1</text:p>
      <text:p text:style-name="P3"><text:line-break/>*******************************************************************************</text:p>
      <text:p text:style-name="P1">3. Faça um algorítimo utilizando o comando while para mostrar a contagem regressiva na tela, iniciando em 10 e terminando</text:p>
      <text:p text:style-name="P1">em 0. Mostrar uma mensagem "FIM" após a contagem.</text:p>
      <text:p text:style-name="P1"/>
      <text:p text:style-name="P1"/>
      <text:p text:style-name="P1">n = 10</text:p>
      <text:p text:style-name="P1">while n &gt; -1:</text:p>
      <text:p text:style-name="P1"><text:s text:c="4"/>print(n)</text:p>
      <text:p text:style-name="P1"><text:s text:c="4"/>n = n - 1</text:p>
      <text:p text:style-name="P1">if n == - 1:</text:p>
      <text:p text:style-name="P1"><text:s text:c="4"/>print('FIM')</text:p>
      <text:p text:style-name="P3">*******************************************************************************</text:p>
      <text:p text:style-name="P1">4. Escreva um programa que declare um inteiro, inicialize com 0, e incremente-o de 1000 em 1000, imprimindo seu valor na</text:p>
      <text:p text:style-name="P1">tela, até que seu valor seja 100_000 mil.</text:p>
      <text:p text:style-name="P1"/>
      <text:p text:style-name="P1">n = int(0)</text:p>
      <text:p text:style-name="P1"/>
      <text:p text:style-name="P1">while n &lt; 100_000:</text:p>
      <text:p text:style-name="P1"><text:s text:c="4"/>n = n + 1000</text:p>
      <text:p text:style-name="P1"><text:s text:c="4"/>print(type(n), n)</text:p>
      <text:p text:style-name="P1"><text:soft-page-break/>5. Faça um programa que peça ao usuário para digitar 10 valores e some-os.</text:p>
      <text:p text:style-name="P1"/>
      <text:p text:style-name="P1">soma = 0</text:p>
      <text:p text:style-name="P1">for n in range(1, 10 + 1):</text:p>
      <text:p text:style-name="P1"><text:s text:c="4"/>num = int(input(f' Informe o número {n}/10 valor: '))</text:p>
      <text:p text:style-name="P1"><text:s text:c="4"/>soma = soma + num</text:p>
      <text:p text:style-name="P1">print(f' A soma é: {soma}')</text:p>
      <text:p text:style-name="P3">*******************************************************************************</text:p>
      <text:p text:style-name="P1">6. Faça um programa que leia 10 inteiros e imprima sua média.</text:p>
      <text:p text:style-name="P1"/>
      <text:p text:style-name="P1">soma = 0</text:p>
      <text:p text:style-name="P1">media = 0</text:p>
      <text:p text:style-name="P1">for n in range(1, 10 + 1):</text:p>
      <text:p text:style-name="P1"><text:s text:c="4"/>num = int(input(f'Informe o {n}/10 valor: '))</text:p>
      <text:p text:style-name="P1"><text:s text:c="4"/>soma = soma + num</text:p>
      <text:p text:style-name="P1"><text:s text:c="4"/>media = soma / 10</text:p>
      <text:p text:style-name="P1">print(f'A média é: {media}')</text:p>
      <text:p text:style-name="P3">*******************************************************************************</text:p>
      <text:p text:style-name="P1">7. Faça um programa que leia 10 inteiros positivos, ignorando não positivos, e imprima sua média.</text:p>
      <text:p text:style-name="P1"/>
      <text:p text:style-name="P1">cont = 0</text:p>
      <text:p text:style-name="P1">soma = 0</text:p>
      <text:p text:style-name="P1">media = 0</text:p>
      <text:p text:style-name="P1">for n in range(1, 10 + 1):</text:p>
      <text:p text:style-name="P1"><text:s text:c="4"/>num = int(input(f'Informe o número {n}/10 valor: '))</text:p>
      <text:p text:style-name="P1"><text:s text:c="4"/>if num &gt; 0:</text:p>
      <text:p text:style-name="P1"><text:s text:c="8"/>cont = cont + 1</text:p>
      <text:p text:style-name="P1"><text:s text:c="8"/>soma = soma + num</text:p>
      <text:p text:style-name="P1"><text:s text:c="8"/>media = soma / cont</text:p>
      <text:p text:style-name="P1"><text:s text:c="4"/>else:</text:p>
      <text:p text:style-name="P1"><text:s text:c="8"/>cont = cont</text:p>
      <text:p text:style-name="P1"><text:s text:c="8"/>media = media</text:p>
      <text:p text:style-name="P1">print(f'A média é: {media}')</text:p>
      <text:p text:style-name="P3">*******************************************************************************</text:p>
      <text:p text:style-name="P1">8. Escreva um programa que leia 10 números e escreva o menor valor lido e o maior valor lido.</text:p>
      <text:p text:style-name="P1"/>
      <text:p text:style-name="P1">maior = - 999</text:p>
      <text:p text:style-name="P1">menor = 999</text:p>
      <text:p text:style-name="P1"/>
      <text:p text:style-name="P1">for n in range(1, 10 + 1):</text:p>
      <text:p text:style-name="P1"><text:s text:c="4"/>valor = int(input(f'Informe o número {n}/10 valor: '))</text:p>
      <text:p text:style-name="P1"><text:s text:c="4"/>if valor &gt; 0:</text:p>
      <text:p text:style-name="P1"><text:s text:c="8"/>if valor &gt; maior:</text:p>
      <text:p text:style-name="P1"><text:s text:c="12"/>maior = valor</text:p>
      <text:p text:style-name="P1"><text:s text:c="4"/>else:</text:p>
      <text:p text:style-name="P1"><text:s text:c="8"/>if valor &lt; menor:</text:p>
      <text:p text:style-name="P1"><text:s text:c="12"/>menor = valor</text:p>
      <text:p text:style-name="P1">print(f'O menor valor é {menor} e o maior valor é {maior}')</text:p>
      <text:p text:style-name="P1"/>
      <text:p text:style-name="P1"/>
      <text:p text:style-name="P1"/>
      <text:p text:style-name="P1"><text:soft-page-break/>9. Faça um programa que leia um número inteiro N e depois imprima os N primeiros números naturais impares.</text:p>
      <text:p text:style-name="P1"/>
      <text:p text:style-name="P1">cont = 0</text:p>
      <text:p text:style-name="P1">numero = int(input('Informe o número: '))</text:p>
      <text:p text:style-name="P1"/>
      <text:p text:style-name="P1">for n in range(numero):</text:p>
      <text:p text:style-name="P1"><text:s text:c="4"/>if n % 2 != 0:</text:p>
      <text:p text:style-name="P1"><text:s text:c="8"/>print(n)</text:p>
      <text:p text:style-name="P1"/>
      <text:p text:style-name="P3">*******************************************************************************</text:p>
      <text:p text:style-name="P1">10. Faça um programa que calcule e mostre a soma dos 50 primeiros números pares.</text:p>
      <text:p text:style-name="P1"/>
      <text:p text:style-name="P1">soma = 0</text:p>
      <text:p text:style-name="P1">for n in range(50):</text:p>
      <text:p text:style-name="P1"><text:s text:c="4"/>if n % 2 == 0:</text:p>
      <text:p text:style-name="P1"><text:s text:c="8"/>soma = soma + n</text:p>
      <text:p text:style-name="P1"><text:s text:c="8"/>print(n)</text:p>
      <text:p text:style-name="P1">print(f'A soma dos 50 primeiros números pares é {soma}.')</text:p>
      <text:p text:style-name="P3">*******************************************************************************</text:p>
      <text:p text:style-name="P4">11. <text:span text:style-name="T7">Faça um programa que leia um número inteiro positivo N e imprima todos os números naturais de 0 até n em</text:span></text:p>
      <text:p text:style-name="P4"><text:span text:style-name="T7">ordem crescente.</text:span></text:p>
      <text:p text:style-name="P4"><text:span text:style-name="T7"/></text:p>
      <text:p text:style-name="P4"><text:span text:style-name="T7"/></text:p>
      <text:p text:style-name="P4"><text:span text:style-name="T7">num = int(input('Informe o número: '))</text:span></text:p>
      <text:p text:style-name="P4"><text:span text:style-name="T7"/></text:p>
      <text:p text:style-name="P4"><text:span text:style-name="T7">for n in range(0, num):</text:span></text:p>
      <text:p text:style-name="P4"><text:span text:style-name="T7"><text:s text:c="4"/>if n &gt;= 0:</text:span></text:p>
      <text:p text:style-name="P4"><text:span text:style-name="T7"><text:s text:c="8"/>print(n)</text:span></text:p>
      <text:p text:style-name="P5"><text:span text:style-name="T7">*******************************************************************************</text:span></text:p>
      <text:p text:style-name="P4"><text:span text:style-name="T7">12. Faça um programa que leia um número inteiro positivo N e imprima todos os números naturais de 0 até n em ordem</text:span></text:p>
      <text:p text:style-name="P4"><text:span text:style-name="T7">decrescente.</text:span></text:p>
      <text:p text:style-name="P4"><text:span text:style-name="T7"/></text:p>
      <text:p text:style-name="P4"><text:span text:style-name="T7"/></text:p>
      <text:p text:style-name="P4"><text:span text:style-name="T7">num = int(input('Informe um número: '))</text:span></text:p>
      <text:p text:style-name="P4"><text:span text:style-name="T7"/></text:p>
      <text:p text:style-name="P4"><text:span text:style-name="T7">for n in range(num, 0, -1):</text:span></text:p>
      <text:p text:style-name="P4"><text:span text:style-name="T7"><text:s text:c="4"/>print(n)</text:span></text:p>
      <text:p text:style-name="P5"><text:span text:style-name="T7">*******************************************************************************</text:span></text:p>
      <text:p text:style-name="P4"><text:span text:style-name="T7">13. Faça um programa que leia um número inteiro positivo par N e imprima todos os números pares de 0 até N em ordem</text:span></text:p>
      <text:p text:style-name="P4"><text:span text:style-name="T7">crescente.</text:span></text:p>
      <text:p text:style-name="P4"><text:span text:style-name="T7"/></text:p>
      <text:p text:style-name="P4"><text:span text:style-name="T7"/></text:p>
      <text:p text:style-name="P4"><text:span text:style-name="T7">num = int(input('Informe um numero: '))</text:span></text:p>
      <text:p text:style-name="P4"><text:span text:style-name="T7"/></text:p>
      <text:p text:style-name="P4"><text:span text:style-name="T7">if num &gt; 0:</text:span></text:p>
      <text:p text:style-name="P4"><text:span text:style-name="T7"><text:s text:c="4"/>for n in range(1, num):</text:span></text:p>
      <text:p text:style-name="P4"><text:span text:style-name="T7"><text:s text:c="8"/>if n % 2 == 0:</text:span></text:p>
      <text:p text:style-name="P4"><text:span text:style-name="T7"><text:s text:c="12"/>print(n)</text:span></text:p>
      <text:p text:style-name="P4"><text:span text:style-name="T7">else:</text:span></text:p>
      <text:p text:style-name="P4"><text:span text:style-name="T7"><text:s text:c="4"/>print(f'O número {num} não é positivo.')</text:span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>14. Faça um programa que um número inteiro positivo par N e imprima todos os números pares de 0 até N em ordem decrescente.</text:span></text:p>
      <text:p text:style-name="P4"><text:span text:style-name="T7"/></text:p>
      <text:p text:style-name="P4"><text:span text:style-name="T7">num = int(input('Informe o número: '))</text:span></text:p>
      <text:p text:style-name="P4"><text:span text:style-name="T7"/></text:p>
      <text:p text:style-name="P4"><text:span text:style-name="T7">if num &gt; 0:</text:span></text:p>
      <text:p text:style-name="P4"><text:span text:style-name="T7"><text:s text:c="4"/>for n in range(num, 0, -1):</text:span></text:p>
      <text:p text:style-name="P4"><text:span text:style-name="T7"><text:s text:c="8"/>if n % 2 == 0:</text:span></text:p>
      <text:p text:style-name="P4"><text:span text:style-name="T7"><text:s text:c="12"/>print(n)</text:span></text:p>
      <text:p text:style-name="P4"><text:span text:style-name="T7">else:</text:span></text:p>
      <text:p text:style-name="P4"><text:span text:style-name="T7"><text:s text:c="4"/>print(f'O número {num} não é positivo.')</text:span></text:p>
      <text:p text:style-name="P4"><text:span text:style-name="T7"/></text:p>
      <text:p text:style-name="P5"><text:span text:style-name="T7">*******************************************************************************</text:span></text:p>
      <text:p text:style-name="P6"><text:span text:style-name="T7">15. Faça um programa que leia um número inteiro positivo impar N e imprima todos os números impares de 1 até N em ordem</text:span></text:p>
      <text:p text:style-name="P6"><text:span text:style-name="T7">crescente.</text:span></text:p>
      <text:p text:style-name="P6"><text:span text:style-name="T7"/></text:p>
      <text:p text:style-name="P6"><text:span text:style-name="T7"/></text:p>
      <text:p text:style-name="P6"><text:span text:style-name="T7">num = int(input('Informe um número impar: '))</text:span></text:p>
      <text:p text:style-name="P6"><text:span text:style-name="T7"/></text:p>
      <text:p text:style-name="P6"><text:span text:style-name="T7">for n in range(0, num + 1):</text:span></text:p>
      <text:p text:style-name="P6"><text:span text:style-name="T7"><text:s text:c="4"/>if n &gt; 0:</text:span></text:p>
      <text:p text:style-name="P6"><text:span text:style-name="T7"><text:s text:c="8"/>if n % 2 != 0:</text:span></text:p>
      <text:p text:style-name="P6"><text:span text:style-name="T7"><text:s text:c="12"/>print(n)</text:span></text:p>
      <text:p text:style-name="P6"><text:span text:style-name="T7"><text:s text:c="4"/>else:</text:span></text:p>
      <text:p text:style-name="P6"><text:span text:style-name="T7"><text:s text:c="8"/>if num &lt; 0:</text:span></text:p>
      <text:p text:style-name="P6"><text:span text:style-name="T7"><text:s text:c="12"/>print(f'O número {num} não é positivo.')</text:span></text:p>
      <text:p text:style-name="P5">*******************************************************************************</text:p>
      <text:p text:style-name="P6"><text:span text:style-name="T7">16. Faça um programa que leia um número inteiro positivo impar N e imprima todos os números impares de 1 até N em ordem</text:span></text:p>
      <text:p text:style-name="P6"><text:span text:style-name="T7">decrescente.</text:span></text:p>
      <text:p text:style-name="P6"><text:span text:style-name="T7"/></text:p>
      <text:p text:style-name="P6"><text:span text:style-name="T7"/></text:p>
      <text:p text:style-name="P6"><text:span text:style-name="T7">num = int(input('Informe um número impar: '))</text:span></text:p>
      <text:p text:style-name="P6"><text:span text:style-name="T7"/></text:p>
      <text:p text:style-name="P6"><text:span text:style-name="T7">for n in range(num + 1, 0, -1):</text:span></text:p>
      <text:p text:style-name="P6"><text:span text:style-name="T7"><text:s text:c="4"/>if n &gt; 0:</text:span></text:p>
      <text:p text:style-name="P6"><text:span text:style-name="T7"><text:s text:c="8"/>if n % 2 != 0:</text:span></text:p>
      <text:p text:style-name="P6"><text:span text:style-name="T7"><text:s text:c="12"/>print(n)</text:span></text:p>
      <text:p text:style-name="P6"><text:span text:style-name="T7"><text:s text:c="4"/>else:</text:span></text:p>
      <text:p text:style-name="P6"><text:span text:style-name="T7"><text:s text:c="8"/>if num &lt; 0:</text:span></text:p>
      <text:p text:style-name="P6"><text:span text:style-name="T7"><text:s text:c="12"/>print(f'O número {num} é negativo.')</text:span></text:p>
      <text:p text:style-name="P5"><text:span text:style-name="T7">*******************************************************************************</text:span></text:p>
      <text:p text:style-name="P6"><text:span text:style-name="T7">17. Faça um programa que leia um número inteiro positivo n e calcule a soma dos n primeiros números naturais.</text:span></text:p>
      <text:p text:style-name="P6"><text:span text:style-name="T7"/></text:p>
      <text:p text:style-name="P6"><text:span text:style-name="T7">"""</text:span></text:p>
      <text:p text:style-name="P6"><text:span text:style-name="T7">soma = 0</text:span></text:p>
      <text:p text:style-name="P6"><text:span text:style-name="T7">num = int(input('Informe um número: '))</text:span></text:p>
      <text:p text:style-name="P6"><text:span text:style-name="T7"/></text:p>
      <text:p text:style-name="P6"><text:span text:style-name="T7">for n in range(0, num + 1):</text:span></text:p>
      <text:p text:style-name="P6"><text:span text:style-name="T7"><text:s text:c="4"/>if n &gt; 0:</text:span></text:p>
      <text:p text:style-name="P6"><text:span text:style-name="T7"><text:s text:c="8"/>soma = soma + n</text:span></text:p>
      <text:p text:style-name="P6"><text:span text:style-name="T7"><text:s text:c="8"/>print(f'{n} =&gt; {soma}')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oft-page-break/><text:span text:style-name="T7">18. Escreva um algorítimo que leia certa quantidade de números e imprima o maior deles e quantas vezes o maior foi lido.</text:span></text:p>
      <text:p text:style-name="P6"><text:span text:style-name="T7">A quantidade de números a serem lidos deve ser fornecida pelo usuário.</text:span></text:p>
      <text:p text:style-name="P6"><text:span text:style-name="T7"/></text:p>
      <text:p text:style-name="P6"><text:span text:style-name="T7"/></text:p>
      <text:p text:style-name="P6"><text:span text:style-name="T7">quantidade = int(input('Informe a quandidade de números a serem informados: '))</text:span></text:p>
      <text:p text:style-name="P6"><text:span text:style-name="T7"/></text:p>
      <text:p text:style-name="P6"><text:span text:style-name="T7">numeros = []</text:span></text:p>
      <text:p text:style-name="P6"><text:span text:style-name="T7"/></text:p>
      <text:p text:style-name="P6"><text:span text:style-name="T7"/></text:p>
      <text:p text:style-name="P6"><text:span text:style-name="T7">for n in range(quantidade):</text:span></text:p>
      <text:p text:style-name="P6"><text:span text:style-name="T7"><text:s text:c="4"/>numeros.append(int(input(f'Informe o número{n+1}/{quantidade}: ')))</text:span></text:p>
      <text:p text:style-name="P6"><text:span text:style-name="T7">print(f'O maior número informado foi {max(numeros)} e ele foi informado {numeros.count(max(numeros))} vezes')</text:span></text:p>
      <text:p text:style-name="P6"><text:span text:style-name="T7"/></text:p>
      <text:p text:style-name="P5"><text:span text:style-name="T7">*******************************************************************************</text:span></text:p>
      <text:p text:style-name="P6"><text:span text:style-name="T7">19. Escreva um algorítimo que leia um número inteiro entre 100 e 999 e imprima na saída cada um dos algorismos que compõe</text:span></text:p>
      <text:p text:style-name="P6"><text:span text:style-name="T7">o número.</text:span></text:p>
      <text:p text:style-name="P6"><text:span text:style-name="T7"/></text:p>
      <text:p text:style-name="P6"><text:span text:style-name="T7"/></text:p>
      <text:p text:style-name="P6"><text:span text:style-name="T7">numero = input('Informe um número entre 100 e 999: ')</text:span></text:p>
      <text:p text:style-name="P6"><text:span text:style-name="T7"/></text:p>
      <text:p text:style-name="P6"><text:span text:style-name="T7">for n in numero:</text:span></text:p>
      <text:p text:style-name="P6"><text:span text:style-name="T7"><text:s text:c="4"/>print(n)</text:span></text:p>
      <text:p text:style-name="P5"><text:span text:style-name="T7">*******************************************************************************</text:span></text:p>
      <text:p text:style-name="P6"><text:span text:style-name="T7">20. Ler uma sequência de números inteiros e determinar se eles são pares ou não. Deverá ser informado o número de dados</text:span></text:p>
      <text:p text:style-name="P6"><text:span text:style-name="T7">lidos e número de valores pares. O processo termina quando digitado o número 1000.</text:span></text:p>
      <text:p text:style-name="P6"><text:span text:style-name="T7"/></text:p>
      <text:p text:style-name="P6"><text:span text:style-name="T7"/></text:p>
      <text:p text:style-name="P6"><text:span text:style-name="T7">cont_total = 0</text:span></text:p>
      <text:p text:style-name="P6"><text:span text:style-name="T7">cont_par = 0</text:span></text:p>
      <text:p text:style-name="P6"><text:span text:style-name="T7">numero = int(input('Informe um número: '))</text:span></text:p>
      <text:p text:style-name="P6"><text:span text:style-name="T7"/></text:p>
      <text:p text:style-name="P6"><text:span text:style-name="T7">while numero != 1000:</text:span></text:p>
      <text:p text:style-name="P6"><text:span text:style-name="T7"><text:s text:c="4"/>numero = int(input('Informe um número: '))</text:span></text:p>
      <text:p text:style-name="P6"><text:span text:style-name="T7"><text:s text:c="4"/>cont_total = cont_total + 1</text:span></text:p>
      <text:p text:style-name="P6"><text:span text:style-name="T7"><text:s text:c="4"/>if numero % 2 == 0:</text:span></text:p>
      <text:p text:style-name="P6"><text:span text:style-name="T7"><text:s text:c="8"/>cont_par = cont_par + 1</text:span></text:p>
      <text:p text:style-name="P6"><text:span text:style-name="T7">print(f'Foram lidos o total de {cont_total} entradas e {cont_par} são números pares.')</text:span></text:p>
      <text:p text:style-name="P6"><text:span text:style-name="T7"/></text:p>
      <text:p text:style-name="P5"><text:span text:style-name="T7">*******************************************************************************</text:span></text:p>
      <text:p text:style-name="P6"><text:span text:style-name="T7">21. Faça um programa que receba dois números. Calcule e mostre:</text:span></text:p>
      <text:p text:style-name="P6"><text:span text:style-name="T7">a) A soma dos números pares desse intervalo, incluindo os números digitados.</text:span></text:p>
      <text:p text:style-name="P6"><text:span text:style-name="T7">b) A multiplicação dos números impares desse intervalo, incluindo os digitados.</text:span></text:p>
      <text:p text:style-name="P6"><text:span text:style-name="T7"/></text:p>
      <text:p text:style-name="P6"><text:span text:style-name="T7">soma = 0</text:span></text:p>
      <text:p text:style-name="P6"><text:span text:style-name="T7">multiplicacao = 1</text:span></text:p>
      <text:p text:style-name="P6"><text:span text:style-name="T7"/></text:p>
      <text:p text:style-name="P6"><text:span text:style-name="T7">n1 = int(input('Informe o primeiro número: '))</text:span></text:p>
      <text:p text:style-name="P6"><text:span text:style-name="T7">n2 = int(input('Informe o segundo número: '))</text:span></text:p>
      <text:p text:style-name="P6"><text:span text:style-name="T7"/></text:p>
      <text:p text:style-name="P6"><text:span text:style-name="T7">for n in range(n1, n2 + 1, + 1):</text:span></text:p>
      <text:p text:style-name="P6"><text:span text:style-name="T7"><text:s text:c="4"/>if n % 2 == 0:</text:span></text:p>
      <text:p text:style-name="P6"><text:span text:style-name="T7"><text:s text:c="8"/>soma = soma + n</text:span></text:p>
      <text:p text:style-name="P6"><text:span text:style-name="T7"><text:s text:c="4"/>else:</text:span></text:p>
      <text:p text:style-name="P6"><text:span text:style-name="T7"><text:s text:c="8"/>multiplicacao = multiplicacao * n</text:span></text:p>
      <text:p text:style-name="P6"><text:span text:style-name="T7"/></text:p>
      <text:p text:style-name="P6"><text:span text:style-name="T7">print(f'A soma dos pares é: {soma}')</text:span></text:p>
      <text:p text:style-name="P6"><text:span text:style-name="T7">print(f'O produto dos impares é: {multiplicacao}')</text:span></text:p>
      <text:p text:style-name="P6"><text:span text:style-name="T7"/></text:p>
      <text:p text:style-name="P6"><text:soft-page-break/><text:span text:style-name="T7"/></text:p>
      <text:p text:style-name="P6"><text:span text:style-name="T7"/></text:p>
      <text:p text:style-name="P6"><text:span text:style-name="T7">22. Escreva um programa completo que permita a qualquer aluno introduzir, pelo teclado, uma sequência arbitrária de notas</text:span></text:p>
      <text:p text:style-name="P6"><text:span text:style-name="T7">(válidas no intervalo de 10 a 20) e que mostre na tela, como resultado, a correspondente média aritmétrica. O número</text:span></text:p>
      <text:p text:style-name="P6"><text:span text:style-name="T7">de notas com que o aluno pretende efetuar o cálculo não será fornecido ao programa, o qual terminará quando for</text:span></text:p>
      <text:p text:style-name="P6"><text:span text:style-name="T7">introduzido um valor que não seja válido como nota de aprovação.</text:span></text:p>
      <text:p text:style-name="P6"><text:span text:style-name="T7"/></text:p>
      <text:p text:style-name="P6"><text:span text:style-name="T7">soma = 0</text:span></text:p>
      <text:p text:style-name="P6"><text:span text:style-name="T7">n_notas = 0</text:span></text:p>
      <text:p text:style-name="P6"><text:span text:style-name="T7">media = 0</text:span></text:p>
      <text:p text:style-name="P6"><text:span text:style-name="T7"/></text:p>
      <text:p text:style-name="P6"><text:span text:style-name="T7">nota = int(input('Informe uma nota entre 10 e 20: '))</text:span></text:p>
      <text:p text:style-name="P6"><text:span text:style-name="T7"/></text:p>
      <text:p text:style-name="P6"><text:span text:style-name="T7">while True:</text:span></text:p>
      <text:p text:style-name="P6"><text:span text:style-name="T7"><text:s text:c="4"/>nota = int(input('Informe uma nota entre 10 e 20: '))</text:span></text:p>
      <text:p text:style-name="P6"><text:span text:style-name="T7"><text:s text:c="4"/>if 10 &lt;= nota &lt;= 20:</text:span></text:p>
      <text:p text:style-name="P6"><text:span text:style-name="T7"><text:s text:c="8"/>soma += soma + nota</text:span></text:p>
      <text:p text:style-name="P6"><text:span text:style-name="T7"><text:s text:c="8"/>n_notas += n_notas + 1</text:span></text:p>
      <text:p text:style-name="P6"><text:span text:style-name="T7"><text:s text:c="8"/>media = soma / n_notas</text:span></text:p>
      <text:p text:style-name="P6"><text:span text:style-name="T7"><text:s text:c="4"/>else:</text:span></text:p>
      <text:p text:style-name="P6"><text:span text:style-name="T7"><text:s text:c="8"/>print('Programa finalizado porque você digitou uma nota inválida.')</text:span></text:p>
      <text:p text:style-name="P6"><text:span text:style-name="T7"><text:s text:c="8"/>break</text:span></text:p>
      <text:p text:style-name="P6"><text:span text:style-name="T7">print(f'O número de notas aceitas foram {n_notas}, a soma das notas é {soma} e a sua media é: {media}.')</text:span></text:p>
      <text:p text:style-name="P6"><text:span text:style-name="T7"/></text:p>
      <text:p text:style-name="P5"><text:span text:style-name="T7">*******************************************************************************</text:span></text:p>
      <text:p text:style-name="P6"><text:span text:style-name="T7"/></text:p>
      <text:p text:style-name="P6"><text:span text:style-name="T7">23. Faça um algorítimo que leia um número positivo e imprima seus divisores.</text:span></text:p>
      <text:p text:style-name="P6"><text:span text:style-name="T7"/></text:p>
      <text:p text:style-name="P6"><text:span text:style-name="T7">n = int(input('Informe um número: '))</text:span></text:p>
      <text:p text:style-name="P6"><text:span text:style-name="T7">for divisor in range(1, n + 1):</text:span></text:p>
      <text:p text:style-name="P6"><text:span text:style-name="T7"><text:s text:c="4"/>if n % divisor == 0:</text:span></text:p>
      <text:p text:style-name="P6"><text:span text:style-name="T7"><text:s text:c="8"/>print(divisor)</text:span></text:p>
      <text:p text:style-name="P6"><text:span text:style-name="T7"/></text:p>
      <text:p text:style-name="P5"><text:span text:style-name="T7">*******************************************************************************</text:span></text:p>
      <text:p text:style-name="P6"><text:span text:style-name="T7">24. Escreva um programa que leia um número inteiro e calcule a soma de todos os divisores desse número, com excessão dele</text:span></text:p>
      <text:p text:style-name="P6"><text:span text:style-name="T7">próprio. Ex. A soma dos divisores do número 66 é 1 + 2 + 3 + 6 + 11 + 22 + 33 = 78</text:span></text:p>
      <text:p text:style-name="P6"><text:span text:style-name="T7"/></text:p>
      <text:p text:style-name="P6"><text:span text:style-name="T7"/></text:p>
      <text:p text:style-name="P6"><text:span text:style-name="T7">soma = 0</text:span></text:p>
      <text:p text:style-name="P6"><text:span text:style-name="T7">n = int(input('Informe um número: '))</text:span></text:p>
      <text:p text:style-name="P6"><text:span text:style-name="T7"/></text:p>
      <text:p text:style-name="P6"><text:span text:style-name="T7">for divisor in range(1, n, 1):</text:span></text:p>
      <text:p text:style-name="P6"><text:span text:style-name="T7"><text:s text:c="4"/>if n % divisor == 0:</text:span></text:p>
      <text:p text:style-name="P6"><text:span text:style-name="T7"><text:s text:c="8"/>soma = soma + divisor</text:span></text:p>
      <text:p text:style-name="P6"><text:span text:style-name="T7"><text:s text:c="8"/>print(divisor)</text:span></text:p>
      <text:p text:style-name="P6"><text:span text:style-name="T7">print(f'A soma dos divisores é: {soma}.')</text:span></text:p>
      <text:p text:style-name="P6"><text:span text:style-name="T7"/></text:p>
      <text:p text:style-name="P5"><text:span text:style-name="T7">*******************************************************************************</text:span></text:p>
      <text:p text:style-name="P6"><text:span text:style-name="T7"/></text:p>
      <text:p text:style-name="P6"><text:span text:style-name="T7">25. Faça um programa que some todos os numeros naturais abaixo de 1000 que são multiplos de 3 e 5.</text:span></text:p>
      <text:p text:style-name="P6"><text:span text:style-name="T7">soma = 0</text:span></text:p>
      <text:p text:style-name="P6"><text:span text:style-name="T7">for divisor in range(1, 1000):</text:span></text:p>
      <text:p text:style-name="P6"><text:span text:style-name="T7"><text:s text:c="4"/>if divisor % 3 == 0 or divisor % 5 == 0:</text:span></text:p>
      <text:p text:style-name="P6"><text:span text:style-name="T7"><text:s text:c="8"/>soma = soma + divisor</text:span></text:p>
      <text:p text:style-name="P6"><text:span text:style-name="T7"><text:s text:c="8"/>print(divisor)</text:span></text:p>
      <text:p text:style-name="P6"><text:span text:style-name="T7">print(f'A soma dos multiplos de 3 e 5 é {soma}.')</text:span></text:p>
      <text:p text:style-name="P6"><text:soft-page-break/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>26. Faça um algorítimo que encontre o primeiro multiplo de 11, 13 ou 17 após um número dado.</text:span></text:p>
      <text:p text:style-name="P6"><text:span text:style-name="T7"/></text:p>
      <text:p text:style-name="P6"><text:span text:style-name="T7">while True:</text:span></text:p>
      <text:p text:style-name="P6"><text:span text:style-name="T7"><text:s text:c="4"/>try:</text:span></text:p>
      <text:p text:style-name="P6"><text:span text:style-name="T7"><text:s text:c="8"/>num = int(input('Informe um número: '))</text:span></text:p>
      <text:p text:style-name="P6"><text:span text:style-name="T7"><text:s text:c="8"/>if num % 11 == 0:</text:span></text:p>
      <text:p text:style-name="P6"><text:span text:style-name="T7"><text:s text:c="12"/>print(f'O número {num} é múltiplo de 11')</text:span></text:p>
      <text:p text:style-name="P6"><text:span text:style-name="T7"><text:s text:c="12"/>break</text:span></text:p>
      <text:p text:style-name="P6"><text:span text:style-name="T7"><text:s text:c="8"/>elif num % 13 == 0:</text:span></text:p>
      <text:p text:style-name="P6"><text:span text:style-name="T7"><text:s text:c="12"/>print(f'O número {num} é múltiplo de 13.')</text:span></text:p>
      <text:p text:style-name="P6"><text:span text:style-name="T7"><text:s text:c="12"/>break</text:span></text:p>
      <text:p text:style-name="P6"><text:span text:style-name="T7"><text:s text:c="8"/>elif num % 17 == 0:</text:span></text:p>
      <text:p text:style-name="P6"><text:span text:style-name="T7"><text:s text:c="12"/>print(f'O número {num} é múltiplo de 17.')</text:span></text:p>
      <text:p text:style-name="P6"><text:span text:style-name="T7"><text:s text:c="12"/>break</text:span></text:p>
      <text:p text:style-name="P6"><text:span text:style-name="T7"><text:s text:c="8"/>else:</text:span></text:p>
      <text:p text:style-name="P6"><text:span text:style-name="T7"><text:s text:c="12"/>print('Continue informando números, condição de parada números multiplos de 11, 13 ou 17.')</text:span></text:p>
      <text:p text:style-name="P6"><text:span text:style-name="T7"><text:s text:c="4"/>except valueError:</text:span></text:p>
      <text:p text:style-name="P6"><text:span text:style-name="T7"><text:s text:c="8"/>print('Você digitou um número inválido')</text:span></text:p>
      <text:p text:style-name="P5"><text:span text:style-name="T7">**********************************************************************************************</text:span></text:p>
      <text:p text:style-name="P6"><text:span text:style-name="T7"/></text:p>
      <text:p text:style-name="P6"><text:span text:style-name="T7">27. Em matemática, o número harmônico designado por H(n) define-se como sendo a soma da serie harmónica:</text:span></text:p>
      <text:p text:style-name="P6"><text:span text:style-name="T7">H(n) = 1 + 1/2 + 1/3 + 1/4 + ... + 1/n</text:span></text:p>
      <text:p text:style-name="P6"><text:span text:style-name="T7">Faça um programa que leia um valor n inteiro e positivo e apresente o valor de H(n).</text:span></text:p>
      <text:p text:style-name="P6"><text:span text:style-name="T7"/></text:p>
      <text:p text:style-name="P6"><text:span text:style-name="T7">termos = int(input('Informe a quantidade de termos: '))</text:span></text:p>
      <text:p text:style-name="P6"><text:span text:style-name="T7"/></text:p>
      <text:p text:style-name="P6"><text:span text:style-name="T7">h = 1</text:span></text:p>
      <text:p text:style-name="P6"><text:span text:style-name="T7"/></text:p>
      <text:p text:style-name="P6"><text:span text:style-name="T7">for n in range(1, (termos + 1)):</text:span></text:p>
      <text:p text:style-name="P6"><text:span text:style-name="T7"><text:s text:c="4"/>h = h + (1 / (n + 1))</text:span></text:p>
      <text:p text:style-name="P6"><text:span text:style-name="T7"/></text:p>
      <text:p text:style-name="P6"><text:span text:style-name="T7">print(f'H{termos} vale {h:.2f}')</text:span></text:p>
      <text:p text:style-name="P6"><text:span text:style-name="T7"/></text:p>
      <text:p text:style-name="P5"><text:span text:style-name="T7">**********************************************************************************************</text:span></text:p>
      <text:p text:style-name="P6"><text:span text:style-name="T7">28. Faça um programa que leia o valor N inteiro e positivo, calcule e mostre o valor E, conforme fórmula a seguir:</text:span></text:p>
      <text:p text:style-name="P6"><text:span text:style-name="T7">E = 1 + 1/1! + 1/2! + 1/3! + ... + 1/N!</text:span></text:p>
      <text:p text:style-name="P6"><text:span text:style-name="T7"/></text:p>
      <text:p text:style-name="P6"><text:span text:style-name="T7"/></text:p>
      <text:p text:style-name="P6"><text:span text:style-name="T7">from math import factorial</text:span></text:p>
      <text:p text:style-name="P6"><text:span text:style-name="T7"/></text:p>
      <text:p text:style-name="P6"><text:span text:style-name="T7">numero = 1</text:span></text:p>
      <text:p text:style-name="P6"><text:span text:style-name="T7">soma = 0</text:span></text:p>
      <text:p text:style-name="P6"><text:span text:style-name="T7">print('Digite zero para sair')</text:span></text:p>
      <text:p text:style-name="P6"><text:span text:style-name="T7"/></text:p>
      <text:p text:style-name="P6"><text:span text:style-name="T7">while numero &gt; 0:</text:span></text:p>
      <text:p text:style-name="P6"><text:span text:style-name="T7"><text:s text:c="4"/>numero = int(input('Informe um número: '))</text:span></text:p>
      <text:p text:style-name="P6"><text:span text:style-name="T7"><text:s text:c="4"/>for i in range(1, numero + 1):</text:span></text:p>
      <text:p text:style-name="P6"><text:span text:style-name="T7"><text:s text:c="8"/>soma += 1 / factorial(i)</text:span></text:p>
      <text:p text:style-name="P6"><text:span text:style-name="T7"><text:s text:c="4"/>print(f'A soma da serie de {numero} é {soma:.4f}.')</text:span></text:p>
      <text:p text:style-name="P6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oft-page-break/><text:span text:style-name="T7"/></text:p>
      <text:p text:style-name="P7"><text:span text:style-name="T7"/></text:p>
      <text:p text:style-name="P7"><text:span text:style-name="T7">29. Escreva um programa para calcular o valor da serie, para 5 termos.</text:span></text:p>
      <text:p text:style-name="P7"><text:span text:style-name="T7">S = 0 + 1/2! + 2/4! + 3/6! + ...</text:span></text:p>
      <text:p text:style-name="P7"><text:span text:style-name="T7"/></text:p>
      <text:p text:style-name="P7"><text:span text:style-name="T7"/></text:p>
      <text:p text:style-name="P7"><text:span text:style-name="T7">from math import factorial</text:span></text:p>
      <text:p text:style-name="P7"><text:span text:style-name="T7">f = 1</text:span></text:p>
      <text:p text:style-name="P7"><text:span text:style-name="T7">numerador = 0</text:span></text:p>
      <text:p text:style-name="P7"><text:span text:style-name="T7">denominador = 0</text:span></text:p>
      <text:p text:style-name="P7"><text:span text:style-name="T7">cont = 1</text:span></text:p>
      <text:p text:style-name="P7"><text:span text:style-name="T7">serie = 0</text:span></text:p>
      <text:p text:style-name="P7"><text:span text:style-name="T7">while cont &lt;= 5:</text:span></text:p>
      <text:p text:style-name="P7"><text:span text:style-name="T7"><text:s text:c="4"/>denominador = denominador + 2 <text:s/># denominador vai ser sempre um numero par</text:span></text:p>
      <text:p text:style-name="P7"><text:span text:style-name="T7"><text:s text:c="4"/>f = factorial(denominador)</text:span></text:p>
      <text:p text:style-name="P7"><text:span text:style-name="T7"><text:s text:c="4"/>numerador = numerador + 1</text:span></text:p>
      <text:p text:style-name="P7"><text:span text:style-name="T7"><text:s text:c="4"/>serie += (numerador / f)</text:span></text:p>
      <text:p text:style-name="P7"><text:span text:style-name="T7"><text:s text:c="4"/>cont = cont + 1</text:span></text:p>
      <text:p text:style-name="P7"><text:span text:style-name="T7"><text:s text:c="4"/>print(f'{numerador}/{f} = {serie:.2f}')</text:span></text:p>
      <text:p text:style-name="P7"><text:span text:style-name="T7">print(f'o valor final da serie é: {serie:.4f}'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0T17:52:59.343282858</meta:creation-date>
    <dc:date>2021-12-20T18:21:31.279228107</dc:date>
    <meta:editing-duration>PT8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8" meta:paragraph-count="286" meta:word-count="1830" meta:character-count="11685" meta:non-whitespace-character-count="9358"/>
  </office:meta>
</office:document-meta>
</file>